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4_20_List">
      <style:paragraph-properties fo:margin-left="0cm" fo:margin-right="0cm" fo:text-indent="0cm" style:auto-text-indent="false"/>
    </style:style>
    <style:style style:name="P2" style:family="paragraph" style:parent-style-name="Heading4_20_List">
      <style:paragraph-properties fo:margin-left="0cm" fo:margin-right="0cm" fo:text-indent="0cm" style:auto-text-indent="false" fo:break-before="page"/>
    </style:style>
    <style:style style:name="P3" style:family="paragraph" style:parent-style-name="Heading_20_2" style:list-style-name=""/>
    <style:style style:name="P4" style:family="paragraph" style:parent-style-name="Heading_20_1" style:list-style-name="" style:master-page-name="Standard">
      <style:paragraph-properties fo:text-align="center" style:justify-single-word="false" style:page-number="auto"/>
    </style:style>
    <style:style style:name="P5" style:family="paragraph" style:parent-style-name="Standard" style:list-style-name="L1"/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break-before="page"/>
    </style:style>
    <style:style style:name="T1" style:family="text">
      <style:text-properties fo:font-weight="bold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laims Component</text:h>
      <text:p text:style-name="Standard"/>
      <text:p text:style-name="Standard"/>
      <text:h text:style-name="P3" text:outline-level="2">Description:</text:h>
      <text:p text:style-name="Standard">The claims component is used for the management and viewing of claims for both clients and customers.</text:p>
      <text:p text:style-name="Standard"/>
      <text:h text:style-name="P3" text:outline-level="2">Requirements:</text:h>
      <text:p text:style-name="Standard">The claims component will provide an area for <text:span text:style-name="T1">backoffice admins</text:span> to view, edit and add claim information. It will also provide an area for clients and customers to view claim details.</text:p>
      <text:p text:style-name="Standard"/>
      <text:h text:style-name="P3" text:outline-level="2">Functions:</text:h>
      <text:p text:style-name="Standard">Admin Claims:</text:p>
      <text:list xml:id="list4402577480147441557" text:style-name="L1">
        <text:list-item>
          <text:p text:style-name="P5">list all claims</text:p>
        </text:list-item>
        <text:list-item>
          <text:p text:style-name="P5">add new claim</text:p>
        </text:list-item>
        <text:list-item>
          <text:p text:style-name="P5">view claim</text:p>
        </text:list-item>
        <text:list-item>
          <text:p text:style-name="P5">upload photos – public areas</text:p>
        </text:list-item>
        <text:list-item>
          <text:p text:style-name="P5">list all claim photos – public areas</text:p>
        </text:list-item>
        <text:list-item>
          <text:p text:style-name="P5">list all units/public areas within a claim</text:p>
        </text:list-item>
        <text:list-item>
          <text:p text:style-name="P5">list all companies associated with a claim</text:p>
        </text:list-item>
        <text:list-item>
          <text:p text:style-name="P5">add company</text:p>
        </text:list-item>
        <text:list-item>
          <text:p text:style-name="P5">list all clients associated with a claim</text:p>
        </text:list-item>
        <text:list-item>
          <text:p text:style-name="P5">add client</text:p>
        </text:list-item>
        <text:list-item>
          <text:p text:style-name="P5">list all customers associated with a claim</text:p>
        </text:list-item>
        <text:list-item>
          <text:p text:style-name="P5">list all comments</text:p>
        </text:list-item>
        <text:list-item>
          <text:p text:style-name="P5">list work history</text:p>
        </text:list-item>
        <text:list-item>
          <text:p text:style-name="P5">list claim visits (bodo, marty, walkthroughs)</text:p>
        </text:list-item>
        <text:list-item>
          <text:p text:style-name="P5">list all tickets</text:p>
        </text:list-item>
        <text:list-item>
          <text:p text:style-name="P5">list all closed tickets</text:p>
        </text:list-item>
        <text:list-item>
          <text:p text:style-name="P5">list all pending tickets</text:p>
        </text:list-item>
        <text:list-item>
          <text:p text:style-name="P5">view selected ticket</text:p>
        </text:list-item>
        <text:list-item>
          <text:p text:style-name="P5">list messages</text:p>
        </text:list-item>
        <text:list-item>
          <text:p text:style-name="P5">list reminders</text:p>
        </text:list-item>
        <text:list-item>
          <text:p text:style-name="P5">list notes</text:p>
        </text:list-item>
        <text:list-item>
          <text:p text:style-name="P5">list documents</text:p>
        </text:list-item>
        <text:list-item>
          <text:p text:style-name="P5">list claim phases/changes history</text:p>
        </text:list-item>
        <text:list-item>
          <text:p text:style-name="P5">list claim delays</text:p>
        </text:list-item>
        <text:list-item>
          <text:p text:style-name="P5">list floorplans for building</text:p>
        </text:list-item>
        <text:list-item>
          <text:p text:style-name="P5">view selected floorplan</text:p>
        </text:list-item>
      </text:list>
      <text:p text:style-name="Standard"/>
      <text:p text:style-name="Standard"><text:soft-page-break/>Admin Claim Units</text:p>
      <text:list xml:id="list31323828" text:continue-numbering="true" text:style-name="L1">
        <text:list-item>
          <text:p text:style-name="P5">view unit details</text:p>
        </text:list-item>
        <text:list-item>
          <text:p text:style-name="P5">edit unit details</text:p>
        </text:list-item>
        <text:list-item>
          <text:p text:style-name="P5">upload unit photos</text:p>
        </text:list-item>
        <text:list-item>
          <text:p text:style-name="P5">list all unit photos</text:p>
        </text:list-item>
        <text:list-item>
          <text:p text:style-name="P5">edit individual photo details</text:p>
        </text:list-item>
        <text:list-item>
          <text:p text:style-name="P5">upload photos</text:p>
        </text:list-item>
        <text:list-item>
          <text:p text:style-name="P5">list all companies associated with a unit</text:p>
        </text:list-item>
        <text:list-item>
          <text:p text:style-name="P5">add company</text:p>
        </text:list-item>
        <text:list-item>
          <text:p text:style-name="P5">list all clients associated with a unit</text:p>
        </text:list-item>
        <text:list-item>
          <text:p text:style-name="P5">add client</text:p>
        </text:list-item>
        <text:list-item>
          <text:p text:style-name="P5">list all customers associated with a unit</text:p>
        </text:list-item>
        <text:list-item>
          <text:p text:style-name="P5">add customer</text:p>
        </text:list-item>
        <text:list-item>
          <text:p text:style-name="P5">list all comments</text:p>
        </text:list-item>
        <text:list-item>
          <text:p text:style-name="P5">list work history</text:p>
        </text:list-item>
        <text:list-item>
          <text:p text:style-name="P5">list all tickets</text:p>
        </text:list-item>
        <text:list-item>
          <text:p text:style-name="P5">list all closed tickets</text:p>
        </text:list-item>
        <text:list-item>
          <text:p text:style-name="P5">list all pending tickets</text:p>
        </text:list-item>
        <text:list-item>
          <text:p text:style-name="P5">view selected ticket</text:p>
        </text:list-item>
        <text:list-item>
          <text:p text:style-name="P5">list messages</text:p>
        </text:list-item>
        <text:list-item>
          <text:p text:style-name="P5">list reminders</text:p>
        </text:list-item>
        <text:list-item>
          <text:p text:style-name="P5">list notes</text:p>
        </text:list-item>
        <text:list-item>
          <text:p text:style-name="P5">list documents</text:p>
        </text:list-item>
        <text:list-item>
          <text:p text:style-name="P5">list claim unit visits (bodo, marty, walkthroughs)</text:p>
        </text:list-item>
        <text:list-item>
          <text:p text:style-name="P5">list claim unit phases/changes history</text:p>
        </text:list-item>
        <text:list-item>
          <text:p text:style-name="P5">list claim unit delays</text:p>
        </text:list-item>
        <text:list-item>
          <text:p text:style-name="P5">list claim unit customer availability</text:p>
        </text:list-item>
        <text:list-item>
          <text:p text:style-name="P5">view floorplan</text:p>
          <text:p text:style-name="P5"/>
        </text:list-item>
      </text:list>
      <text:p text:style-name="Standard"/>
      <text:p text:style-name="P7">Client Claims: *varies by Client type – this is the MOST a client can view – need to confirm with Paul for each client time</text:p>
      <text:p text:style-name="Standard"/>
      <text:list xml:id="list31340415" text:continue-numbering="true" text:style-name="L1">
        <text:list-item>
          <text:p text:style-name="P5">list all claims</text:p>
        </text:list-item>
        <text:list-item>
          <text:p text:style-name="P5">view claim</text:p>
        </text:list-item>
        <text:list-item>
          <text:p text:style-name="P5">list all claim photos – public areas</text:p>
        </text:list-item>
        <text:list-item>
          <text:p text:style-name="P5">list all units/public areas within a claim</text:p>
        </text:list-item>
        <text:list-item>
          <text:p text:style-name="P5">list all companies associated with a claim</text:p>
        </text:list-item>
        <text:list-item>
          <text:p text:style-name="P5">list all clients associated with a claim</text:p>
        </text:list-item>
        <text:list-item>
          <text:p text:style-name="P5">list all customers associated with a claim</text:p>
        </text:list-item>
        <text:list-item>
          <text:p text:style-name="P5">list work history</text:p>
        </text:list-item>
        <text:list-item>
          <text:p text:style-name="P5">list claim visits (bodo, marty, walkthroughs) *confirm with Paul</text:p>
        </text:list-item>
        <text:list-item>
          <text:p text:style-name="P5">list messages</text:p>
        </text:list-item>
        <text:list-item>
          <text:p text:style-name="P5">list reminders</text:p>
        </text:list-item>
        <text:list-item>
          <text:p text:style-name="P5">list notes</text:p>
        </text:list-item>
        <text:list-item>
          <text:p text:style-name="P5">list documents</text:p>
        </text:list-item>
        <text:list-item>
          <text:p text:style-name="P5">list claim phases/changes history</text:p>
        </text:list-item>
        <text:list-item>
          <text:p text:style-name="P5">list claim delays</text:p>
        </text:list-item>
        <text:list-item>
          <text:p text:style-name="P5">list floorplans for building</text:p>
        </text:list-item>
        <text:list-item>
          <text:p text:style-name="P5">view selected floorplan</text:p>
        </text:list-item>
      </text:list>
      <text:p text:style-name="Standard"/>
      <text:p text:style-name="Standard">Customer Claim Units – viewable by specific clients</text:p>
      <text:list xml:id="list31320207" text:continue-numbering="true" text:style-name="L1">
        <text:list-item>
          <text:p text:style-name="P5">view unit details</text:p>
        </text:list-item>
        <text:list-item>
          <text:p text:style-name="P5">list all unit photos *may not be viewable by some clients (eg: landlord)</text:p>
        </text:list-item>
        <text:list-item>
          <text:p text:style-name="P5">list all companies associated with a unit</text:p>
        </text:list-item>
        <text:list-item>
          <text:p text:style-name="P5">list all clients associated with a unit</text:p>
        </text:list-item>
        <text:list-item>
          <text:p text:style-name="P5">list all customers associated with a unit</text:p>
        </text:list-item>
        <text:list-item>
          <text:p text:style-name="P5">list all comments</text:p>
        </text:list-item>
        <text:list-item>
          <text:p text:style-name="P5">list work history</text:p>
        </text:list-item>
        <text:list-item>
          <text:p text:style-name="P5">list messages</text:p>
        </text:list-item>
        <text:list-item>
          <text:p text:style-name="P5">list reminders</text:p>
        </text:list-item>
        <text:list-item>
          <text:p text:style-name="P5">list notes</text:p>
          <text:p text:style-name="P5"/>
          <text:p text:style-name="P5">*** check with Paul on these below items:</text:p>
        </text:list-item>
        <text:list-item>
          <text:p text:style-name="P5">list claim unit visits (bodo, marty, walkthroughs)</text:p>
        </text:list-item>
        <text:list-item>
          <text:p text:style-name="P5">list claim unit phases/changes history</text:p>
        </text:list-item>
        <text:list-item>
          <text:p text:style-name="P5">list claim unit delays</text:p>
        </text:list-item>
        <text:list-item>
          <text:p text:style-name="P5">list claim unit customer availability</text:p>
        </text:list-item>
        <text:list-item>
          <text:p text:style-name="P5">view floorplan</text:p>
        </text:list-item>
      </text:list>
      <text:p text:style-name="P1"/>
      <text:p text:style-name="P2">Claim Fields:</text:p>
      <text:p text:style-name="Standard"><text:tab/>jobNumber </text:p>
      <text:p text:style-name="Standard"><text:tab/>calledInBy </text:p>
      <text:p text:style-name="Standard"><text:tab/>calledInPhoneNumber </text:p>
      <text:p text:style-name="Standard"><text:tab/>callInDate </text:p>
      <text:p text:style-name="Standard"><text:tab/>timeCalledIn </text:p>
      <text:p text:style-name="Standard"><text:tab/>deductable </text:p>
      <text:p text:style-name="Standard"><text:tab/>policyNumber </text:p>
      <text:p text:style-name="Standard"><text:tab/>asbestosTestRequired </text:p>
      <text:p text:style-name="Standard"><text:tab/>enteredByStaff (firstname lastname)</text:p>
      <text:p text:style-name="Standard"><text:tab/>workAuthorizationReceiveDate </text:p>
      <text:p text:style-name="Standard"><text:tab/>ClaimType</text:p>
      <text:p text:style-name="Standard"><text:tab/>ClaimType_other </text:p>
      <text:p text:style-name="Standard"><text:tab/>dateReceived </text:p>
      <text:p text:style-name="Standard"><text:tab/>InsuranceCategory</text:p>
      <text:p text:style-name="Standard"><text:tab/>ProjectAddress</text:p>
      <text:p text:style-name="Standard"><text:tab/>OnCallCallInstance (line item from on-call list)</text:p>
      <text:p text:style-name="Standard"><text:tab/>parentClaim</text:p>
      <text:p text:style-name="Standard"><text:tab/>current leadHandStaff</text:p>
      <text:p text:style-name="Standard"><text:tab/>projectManager</text:p>
      <text:p text:style-name="Standard"><text:tab/>completionDate </text:p>
      <text:p text:style-name="Standard"><text:tab/>sourceUnit</text:p>
      <text:p text:style-name="Standard"><text:tab/>sourceOther </text:p>
      <text:p text:style-name="Standard"><text:tab/>isActive </text:p>
      <text:p text:style-name="Standard"><text:tab/>contactName </text:p>
      <text:p text:style-name="Standard"><text:tab/>contactTelephone </text:p>
      <text:p text:style-name="Standard"><text:tab/>reason </text:p>
      <text:p text:style-name="Standard"><text:tab/>estimate </text:p>
      <text:p text:style-name="Standard"><text:tab/>currentClaimPhase</text:p>
      <text:p text:style-name="Standard"><text:tab/>contentsNeeded </text:p>
      <text:p text:style-name="Standard"><text:tab/>currentClaimsStatus </text:p>
      <text:p text:style-name="Standard"><text:tab/>unassignedJobNumber (the emergency call jobnumber generated before PM assigned)</text:p>
      <text:p text:style-name="Standard"/>
      <text:p text:style-name="Heading4_20_List">Scheduled Access Fields:</text:p>
      <text:p text:style-name="Standard"><text:tab/>unit</text:p>
      <text:p text:style-name="Standard"><text:tab/>date</text:p>
      <text:p text:style-name="Standard"><text:tab/>fromTime</text:p>
      <text:p text:style-name="Standard"><text:tab/>toTime</text:p>
      <text:p text:style-name="Standard"><text:tab/>notes</text:p>
      <text:p text:style-name="Standard"/>
      <text:p text:style-name="Heading4_20_List">Claim Phases History Fields:</text:p>
      <text:p text:style-name="P6"><text:tab/>startDate</text:p>
      <text:p text:style-name="P6"><text:tab/>scheduledEndDate</text:p>
      <text:p text:style-name="P6"><text:tab/>changed by Staff</text:p>
      <text:p text:style-name="P6"><text:soft-page-break/><text:tab/>notes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CA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fo:hyphenation-ladder-count="no-limit" style:punctuation-wrap="hanging" style:writing-mode="lr-tb"/>
      <style:text-properties style:use-window-font-color="true" fo:font-size="12pt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6pt" fo:font-weight="bold" style:font-size-asian="16pt" style:font-weight-asian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weight="bold" style:font-weight-asian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/>
    </style:style>
    <style:style style:name="Heading4_20_List" style:display-name="Heading4 List" style:family="paragraph" style:parent-style-name="Heading_20_3" style:default-outline-level="" style:list-style-name="">
      <style:paragraph-properties fo:margin-left="1cm" fo:margin-right="0cm" fo:text-indent="-0.76cm" style:auto-text-indent="false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e Meikle</meta:initial-creator>
    <dc:creator>Dave Meikle</dc:creator>
    <meta:editing-cycles>10</meta:editing-cycles>
    <meta:print-date>1601-01-01T00:00:00</meta:print-date>
    <meta:creation-date>2015-07-09T16:56:00</meta:creation-date>
    <dc:date>2015-07-10T11:16:50.78</dc:date>
    <meta:editing-duration>PT1H6M26S</meta:editing-duration>
    <meta:generator>OpenOffice/4.1.1$Win32 OpenOffice.org_project/411m6$Build-9775</meta:generator>
    <meta:document-statistic meta:table-count="0" meta:image-count="0" meta:object-count="0" meta:page-count="6" meta:paragraph-count="139" meta:word-count="592" meta:character-count="3501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